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6.35cm" fo:min-width="8.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.123cm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6.4cm" svg:x="19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6.6cm" svg:x="1.4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4cm" svg:height="1.1cm" svg:x="4.1cm" svg:y="1.9cm">
          <draw:text-box>
            <text:p>ACREMSCOPE PI – PICO connection</text:p>
          </draw:text-box>
        </draw:frame>
        <draw:frame draw:style-name="gr4" draw:text-style-name="P2" draw:layer="layout" svg:width="18.9cm" svg:height="1.673cm" svg:x="4.4cm" svg:y="3.4cm">
          <draw:text-box>
            <text:p>Currently the pi and pico UARTS are connected</text:p>
            <text:p>Pico power is provided by USB</text:p>
          </draw:text-box>
        </draw:frame>
        <draw:line draw:style-name="gr5" draw:text-style-name="P3" draw:layer="layout" svg:x1="10.4cm" svg:y1="7cm" svg:x2="19.8cm" svg:y2="6.9cm">
          <text:p/>
        </draw:line>
        <draw:frame draw:style-name="gr6" draw:text-style-name="P2" draw:layer="layout" svg:width="3.4cm" svg:height="1.5cm" svg:x="6.3cm" svg:y="6.5cm">
          <draw:text-box>
            <text:p>GND P6 </text:p>
          </draw:text-box>
        </draw:frame>
        <draw:frame draw:style-name="gr6" draw:text-style-name="P2" draw:layer="layout" svg:width="8.1cm" svg:height="1.5cm" svg:x="2.5cm" svg:y="10.7cm">
          <draw:text-box>
            <text:p>UART RX P10 GPIO15</text:p>
          </draw:text-box>
        </draw:frame>
        <draw:frame draw:style-name="gr7" draw:text-style-name="P2" draw:layer="layout" svg:width="7.3cm" svg:height="1.373cm" svg:x="2.8cm" svg:y="8.727cm">
          <draw:text-box>
            <text:p>UART TX P8 GPIO14</text:p>
          </draw:text-box>
        </draw:frame>
        <draw:frame draw:style-name="gr8" draw:text-style-name="P2" draw:layer="layout" svg:width="2cm" svg:height="1.9cm" svg:x="1.7cm" svg:y="5.8cm">
          <draw:text-box>
            <text:p>PI</text:p>
          </draw:text-box>
        </draw:frame>
        <draw:frame draw:style-name="gr6" draw:text-style-name="P2" draw:layer="layout" svg:width="3.4cm" svg:height="1.5cm" svg:x="20.584cm" svg:y="6.286cm">
          <draw:text-box>
            <text:p>GND P3 </text:p>
          </draw:text-box>
        </draw:frame>
        <draw:frame draw:style-name="gr4" draw:text-style-name="P2" draw:layer="layout" svg:width="5.9cm" svg:height="1.3cm" svg:x="20.4cm" svg:y="8.6cm">
          <draw:text-box>
            <text:p>UART TX P1 GP 0</text:p>
          </draw:text-box>
        </draw:frame>
        <draw:frame draw:style-name="gr4" draw:text-style-name="P2" draw:layer="layout" svg:width="5.9cm" svg:height="1.3cm" svg:x="20.4cm" svg:y="10.3cm">
          <draw:text-box>
            <text:p>UART RX P2 GP 1</text:p>
          </draw:text-box>
        </draw:frame>
        <draw:line draw:style-name="gr5" draw:text-style-name="P3" draw:layer="layout" svg:x1="10.4cm" svg:y1="9.2cm" svg:x2="13.2cm" svg:y2="9.2cm">
          <text:p/>
        </draw:line>
        <draw:line draw:style-name="gr5" draw:text-style-name="P3" draw:layer="layout" svg:x1="10.4cm" svg:y1="11.2cm" svg:x2="13.2cm" svg:y2="11.2cm">
          <text:p/>
        </draw:line>
        <draw:line draw:style-name="gr5" draw:text-style-name="P3" draw:layer="layout" svg:x1="17cm" svg:y1="9.1cm" svg:x2="19.8cm" svg:y2="9.1cm">
          <text:p/>
        </draw:line>
        <draw:line draw:style-name="gr5" draw:text-style-name="P3" draw:layer="layout" svg:x1="17cm" svg:y1="11.1cm" svg:x2="19.8cm" svg:y2="11.1cm">
          <text:p/>
        </draw:line>
        <draw:line draw:style-name="gr5" draw:text-style-name="P3" draw:layer="layout" svg:x1="13.2cm" svg:y1="11.2cm" svg:x2="17cm" svg:y2="9.1cm">
          <text:p/>
        </draw:line>
        <draw:line draw:style-name="gr5" draw:text-style-name="P3" draw:layer="layout" svg:x1="13.2cm" svg:y1="9.2cm" svg:x2="17cm" svg:y2="11.1cm">
          <text:p/>
        </draw:line>
        <draw:frame draw:style-name="gr9" draw:text-style-name="P2" draw:layer="layout" svg:width="2.9cm" svg:height="1.4cm" svg:x="24.438cm" svg:y="5.546cm">
          <draw:text-box>
            <text:p>PIC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6T11:14:09.052690604</meta:creation-date>
    <dc:date>2021-03-06T11:36:36.582711496</dc:date>
    <meta:editing-duration>PT54S</meta:editing-duration>
    <meta:editing-cycles>1</meta:editing-cycles>
    <meta:document-statistic meta:object-count="19"/>
    <meta:generator>LibreOffice/6.0.7.3$Linux_X86_64 LibreOffice_project/00m0$Build-3</meta:generator>
  </office:meta>
</office:document-meta>
</file>